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paragraph-rsid="001a0806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paragraph-rsid="001b0f0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paragraph-rsid="001b0f0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weight="normal" officeooo:paragraph-rsid="001b0f01" style:font-weight-asian="normal" style:font-weight-complex="normal"/>
    </style:style>
    <style:style style:name="P5" style:family="paragraph" style:parent-style-name="Standard">
      <style:text-properties fo:font-size="12pt" officeooo:paragraph-rsid="00132995" style:font-size-asian="12pt" style:font-size-complex="12pt"/>
    </style:style>
    <style:style style:name="P6" style:family="paragraph" style:parent-style-name="Standard">
      <style:text-properties fo:font-size="12pt" fo:font-style="italic" fo:font-weight="bold" officeooo:paragraph-rsid="00132995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fo:font-weight="bold" officeooo:paragraph-rsid="001504eb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normal" fo:font-weight="normal" officeooo:paragraph-rsid="0013299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paragraph-rsid="001504e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paragraph-rsid="00183ae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paragraph-rsid="001a080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officeooo:paragraph-rsid="001a0806"/>
    </style:style>
    <style:style style:name="P1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ext_20_body" style:list-style-name="L5"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 style:list-style-name="L1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 style:list-style-name="L2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 style:list-style-name="L3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sub 58%" fo:background-color="#ffff00"/>
    </style:style>
    <style:style style:name="T7" style:family="text">
      <style:text-properties style:text-position="super 58%"/>
    </style:style>
    <style:style style:name="T8" style:family="text">
      <style:text-properties style:text-position="super 58%" fo:background-color="#ffff00"/>
    </style:style>
    <style:style style:name="T9" style:family="text">
      <style:text-properties fo:background-color="#ffff00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Yazhuo Liu</text:p>
      <text:p text:style-name="P5">Homework 3</text:p>
      <text:p text:style-name="P5"/>
      <text:p text:style-name="P6">1. ( 10 points ) The projection of a vector A onto a vector B ( parallel component ) is given by </text:p>
      <text:list xml:id="list1395102717710212022" text:style-name="L1">
        <text:list-header>
          <text:p text:style-name="P16">Proj<text:span text:style-name="T1">B</text:span> A = ( A<text:span text:style-name="T2">.</text:span>B / |B|<text:span text:style-name="T2">2</text:span> ) B </text:p>
        </text:list-header>
      </text:list>
      <text:p text:style-name="P15">and the component of A that is perpendicular to B is given by </text:p>
      <text:list xml:id="list6400293997719821858" text:style-name="L2">
        <text:list-header>
          <text:p text:style-name="P17">Perp<text:span text:style-name="T1">B</text:span> A = A - Proj<text:span text:style-name="T1">B</text:span> A = A - ( A<text:span text:style-name="T2">.</text:span>B / |B|<text:span text:style-name="T2">2</text:span> ) B </text:p>
        </text:list-header>
      </text:list>
      <text:p text:style-name="P15">Let A = ( 2, 2, 1 ) and B = ( 1, -2, 0 ), calculate Proj<text:span text:style-name="T1">B</text:span> A and Perp<text:span text:style-name="T1">B</text:span> A </text:p>
      <text:p text:style-name="P8"><text:tab/>A.B = 2 – 4 + 0 = -2<text:tab/><text:tab/>|B|<text:span text:style-name="T7">2</text:span> = 5</text:p>
      <text:p text:style-name="P8"><text:tab/>Proj<text:span text:style-name="T5">B</text:span> A = <text:span text:style-name="T9">( -0.4, 0.8, 0 )</text:span></text:p>
      <text:p text:style-name="P8"><text:tab/>Perp<text:span text:style-name="T5">B</text:span> A = A – ProjB A = <text:span text:style-name="T9">( 2.4, 1.2, 1 )</text:span></text:p>
      <text:p text:style-name="P8"/>
      <text:p text:style-name="P6">2. ( 10 points ) Find the 4x4 transformation matrix corresponding to the OpenGL command: </text:p>
      <text:list xml:id="list1698135163229966115" text:style-name="L3">
        <text:list-header>
          <text:p text:style-name="P18">glFrustum ( -1.0, 1.0, -1.0, 1.0, 4, 8 ); </text:p>
        </text:list-header>
      </text:list>
      <text:p text:style-name="P15">Then find the composite transformation matrix of a rotation about the z-axis by 30<text:span text:style-name="T2">o</text:span>. followed by the above glFrustum() matrix operation. </text:p>
      <text:p text:style-name="P15"><text:tab/><text:span text:style-name="T3">l = -1 <text:s text:c="6"/>r = 1 <text:s text:c="6"/>b = -1 <text:s text:c="6"/>t = 1 <text:s text:c="6"/>n = 4 <text:s text:c="6"/>f = 8</text:span></text:p>
      <text:p text:style-name="P15"><text:tab/><text:span text:style-name="T3">According to the formula: </text:span></text:p>
      <text:p text:style-name="P8"><text:tab/><text:tab/><text:span text:style-name="T9">2 <text:s text:c="3"/>0 <text:s text:c="3"/>0 <text:s text:c="3"/>0</text:span></text:p>
      <text:p text:style-name="P8"><text:tab/> <text:span text:style-name="T9">R = <text:tab/>0 <text:s text:c="3"/>2 <text:s text:c="3"/>0 <text:s text:c="3"/>0</text:span></text:p>
      <text:p text:style-name="P8"><text:tab/><text:tab/><text:span text:style-name="T9">0 <text:s text:c="3"/>0 <text:s text:c="2"/>-3 <text:s text:c="2"/>-16</text:span></text:p>
      <text:p text:style-name="P8"><text:tab/><text:tab/><text:span text:style-name="T9">0 <text:s text:c="3"/>0 <text:s text:c="2"/>-1 <text:s text:c="3"/>0</text:span></text:p>
      <text:p text:style-name="P8"/>
      <text:p text:style-name="P9"><text:tab/><text:tab/><text:tab/>0.866 <text:s text:c="3"/>-0.5 <text:s text:c="3"/>0 <text:s text:c="3"/>0</text:p>
      <text:p text:style-name="P9"><text:tab/>R<text:span text:style-name="T4">z</text:span> (30<text:span text:style-name="T7">o</text:span>) = <text:tab/>0.5 <text:s text:c="5"/>0.866 <text:s text:c="3"/>0 <text:s text:c="3"/>0</text:p>
      <text:p text:style-name="P9"><text:tab/><text:tab/><text:tab/>0 <text:s text:c="10"/>0 <text:s text:c="7"/>1 <text:s text:c="4"/>0</text:p>
      <text:p text:style-name="P9"><text:tab/><text:tab/><text:tab/>0 <text:s text:c="10"/>0 <text:s text:c="7"/>0 <text:s text:c="4"/>1</text:p>
      <text:p text:style-name="P9"/>
      <text:p text:style-name="P9"><text:tab/><text:tab/><text:tab/><text:span text:style-name="T9">1.732 <text:s text:c="3"/>-1 <text:s text:c="4"/>0 <text:s text:c="4"/>0</text:span></text:p>
      <text:p text:style-name="P9"><text:tab/><text:span text:style-name="T9">R</text:span><text:span text:style-name="T6">z</text:span><text:span text:style-name="T9"> . R = <text:tab/>1 <text:s text:c="5"/>1.732 <text:s text:c="3"/>0 <text:s text:c="4"/>0</text:span></text:p>
      <text:p text:style-name="P9"><text:tab/><text:tab/><text:tab/><text:span text:style-name="T9">0 <text:s text:c="8"/>0 <text:s text:c="6"/>-3 <text:s text:c="3"/>-16</text:span></text:p>
      <text:p text:style-name="P9"><text:tab/><text:tab/><text:tab/><text:span text:style-name="T9">0 <text:s text:c="8"/>0 <text:s text:c="6"/>-1 <text:s text:c="4"/>0</text:span></text:p>
      <text:p text:style-name="P9"/>
      <text:p text:style-name="P7">3. ( 10 points ) Find the 4x4 transformation matrix of the rotation about the axis passing through points (0, 0, 0 ) and ( 1, 1, 0 ) for 30<text:span text:style-name="T2">o</text:span>. ( Hint: Decompose your transformation into a composite of elementary rotations. ) </text:p>
      <text:p text:style-name="P15">Write a simple OpenGL program to check if your calculation is correct.</text:p>
      <text:p text:style-name="P9"><text:tab/><text:tab/><text:tab/>0.707 <text:s text:c="3"/>-0.707 <text:s text:c="3"/>0 <text:s text:c="3"/>0<text:tab/><text:tab/><text:tab/><text:tab/><text:tab/>-0.707 <text:s text:c="2"/>0 <text:s text:c="2"/>-0.707 <text:s text:c="2"/>0</text:p>
      <text:p text:style-name="P9"><text:tab/>Rz (45<text:span text:style-name="T7">o</text:span>) = <text:tab/>0.707 <text:s text:c="4"/>0.707 <text:s text:c="3"/>0 <text:s text:c="3"/>0<text:tab/><text:tab/><text:tab/>Ry (-45<text:span text:style-name="T7">o</text:span>) = <text:tab/> <text:s text:c="5"/>0 <text:s text:c="5"/>1 <text:s text:c="7"/>0 <text:s text:c="5"/>0</text:p>
      <text:p text:style-name="P9"><text:tab/><text:tab/><text:tab/> <text:s text:c="3"/>0 <text:s text:c="11"/>0 <text:s text:c="6"/>1 <text:s text:c="3"/>0<text:tab/><text:tab/><text:tab/><text:tab/><text:tab/>0.707 <text:s text:c="4"/>0 <text:s text:c="2"/>-0.707 <text:s text:c="2"/>0</text:p>
      <text:p text:style-name="P9"><text:tab/><text:tab/><text:tab/> <text:s text:c="3"/>0 <text:s text:c="11"/>0 <text:s text:c="6"/>0 <text:s text:c="3"/>1<text:tab/><text:tab/><text:tab/><text:tab/><text:tab/> <text:s text:c="5"/>0 <text:s text:c="5"/>0 <text:s text:c="7"/>0 <text:s text:c="6"/>1</text:p>
      <text:p text:style-name="P9"/>
      <text:p text:style-name="P9"/>
      <text:p text:style-name="P9"><text:soft-page-break/><text:tab/><text:tab/><text:tab/>1 <text:s text:c="8"/>0 <text:s text:c="7"/>0 <text:s text:c="6"/>0</text:p>
      <text:p text:style-name="P9"><text:tab/>Rx (30<text:span text:style-name="T7">o</text:span>) = <text:tab/>0 <text:s text:c="4"/>0.866 <text:s text:c="2"/>-0.5 <text:s text:c="3"/>0</text:p>
      <text:p text:style-name="P9"><text:tab/><text:tab/><text:tab/>0 <text:s text:c="6"/>0.5 <text:s text:c="3"/>0.866 <text:s text:c="2"/>0</text:p>
      <text:p text:style-name="P9"><text:tab/><text:tab/><text:tab/>0 <text:s text:c="8"/>0 <text:s text:c="7"/>0 <text:s text:c="6"/>1</text:p>
      <text:p text:style-name="P9"/>
      <text:p text:style-name="P10"><text:tab/><text:tab/><text:tab/> <text:s text:c="2"/><text:span text:style-name="T9">-0.5 <text:s text:c="7"/>-0.862 <text:s text:c="8"/>-0.08 <text:s text:c="8"/>0</text:span></text:p>
      <text:p text:style-name="P10"><text:tab/><text:span text:style-name="T9">Rz . Ry . Rx = <text:s text:c="3"/>-0.5 <text:s text:c="8"/>0.362 <text:s text:c="8"/>-0.787 <text:s text:c="6"/>0</text:span></text:p>
      <text:p text:style-name="P10"><text:tab/><text:tab/><text:tab/> <text:s text:c="2"/><text:span text:style-name="T9">0.707 <text:s text:c="5"/>-0.354 <text:s text:c="8"/>-0.612 <text:s text:c="5"/>0</text:span></text:p>
      <text:p text:style-name="P10"><text:tab/><text:tab/><text:tab/> <text:s text:c="6"/><text:span text:style-name="T9">0 <text:s text:c="13"/>0 <text:s text:c="15"/>0 <text:s text:c="10"/>1</text:span></text:p>
      <text:p text:style-name="P10"/>
      <text:p text:style-name="P1"><text:span text:style-name="T11">4. </text:span>( 10 points ) Suppose you want to render a scene where all objects are bounded by the box </text:p>
      <text:list xml:id="list391338126591626027" text:style-name="L5">
        <text:list-header>
          <text:p text:style-name="P14">-1 ≤ x ≤ 2, 6 ≤ y ≤ 8, and 0 ≤ z ≤ 6. </text:p>
        </text:list-header>
      </text:list>
      <text:p text:style-name="P13">and the viewpoint ( 'camera' ) is at ( 8, 6, 9 ). Find the angle of the field-of-view for the viewpoint. </text:p>
      <text:p text:style-name="P11"><text:tab/>Center = ( 0.5, 7, 3 )<text:tab/><text:tab/>corner = ( 2, 8, 6 )</text:p>
      <text:p text:style-name="P11"><text:tab/>r = sqrt (4.5 +1 + 9 ) = 3.5 <text:tab/><text:tab/>d = sqrt (93.25) = 9.657</text:p>
      <text:p text:style-name="P12"><text:span text:style-name="T10"><text:tab/></text:span><text:span text:style-name="T9">θ = 2 * tan</text:span><text:span text:style-name="T8">-1</text:span><text:span text:style-name="T9"> (r/d) = 39.84</text:span><text:span text:style-name="T8">o</text:span></text:p>
      <text:p text:style-name="P12"/>
      <text:p text:style-name="P2">5. ( 20 points ) <text:line-break/>a ) Write a program to draw the following robot arm.</text:p>
      <text:p text:style-name="P3"/>
      <text:p text:style-name="P3"/>
      <text:p text:style-name="P3"/>
      <text:p text:style-name="P2">b) Add features to a) so that a user can control the movements of the robot arm by entering commands from the keyboard. The movements include rotate, swing, and translation of the arm and the finger gripping motions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04194007 </meta:initial-creator>
    <meta:creation-date>2014-11-12T15:29:52</meta:creation-date>
    <dc:date>2014-11-12T16:41:55</dc:date>
    <dc:creator>004194007 </dc:creator>
    <meta:editing-duration>PT59M34S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2" meta:paragraph-count="49" meta:word-count="529" meta:character-count="2663" meta:non-whitespace-character-count="1590"/>
  </office:meta>
</office:document-meta>
</file>